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AppleSystemUIFont" svg:font-family=".AppleSystemUIFont"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text-properties style:font-size-complex="11pt"/>
    </style:style>
    <style:style style:name="P9" style:family="paragraph" style:parent-style-name="Standard">
      <style:text-properties style:font-name="Calibri" fo:font-size="16pt" style:font-size-asian="16pt" style:font-size-complex="16pt"/>
    </style:style>
    <style:style style:name="P10" style:family="paragraph" style:parent-style-name="Standard">
      <style:text-properties style:font-name="Calibri" fo:font-size="13pt" style:font-size-asian="13pt" style:font-size-complex="13pt"/>
    </style:style>
    <style:style style:name="P11" style:family="paragraph" style:parent-style-name="Standard">
      <style:text-properties style:font-name="Calibri"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8pt" fo:language="en" fo:country="US" fo:font-weight="bold" style:font-size-asian="18pt"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style>
    <style:style style:name="P14"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break-before="page"/>
      <style:text-properties fo:font-weight="bold" style:font-weight-asian="bold"/>
    </style:style>
    <style:style style:name="P18" style:family="paragraph" style:parent-style-name="Standard">
      <style:paragraph-properties fo:text-align="center" style:justify-single-word="false" fo:break-before="page"/>
      <style:text-properties fo:font-size="14pt" fo:font-weight="bold" style:font-size-asian="14pt" style:font-weight-asian="bold"/>
    </style:style>
    <style:style style:name="P19" style:family="paragraph" style:parent-style-name="List_20_Paragraph">
      <style:paragraph-properties fo:margin-left="1.199cm" fo:margin-right="0cm" fo:text-indent="0cm" style:auto-text-indent="false"/>
    </style:style>
    <style:style style:name="P20" style:family="paragraph" style:parent-style-name="Contents_20_3">
      <style:paragraph-properties>
        <style:tab-stops>
          <style:tab-stop style:position="14.651cm" style:type="right" style:leader-style="dotted" style:leader-text="."/>
        </style:tab-stops>
      </style:paragraph-properties>
    </style:style>
    <style:style style:name="P21" style:family="paragraph" style:parent-style-name="Contents_20_1">
      <style:paragraph-properties>
        <style:tab-stops>
          <style:tab-stop style:position="14.651cm" style:type="right" style:leader-style="dotted" style:leader-text="."/>
        </style:tab-stops>
      </style:paragraph-properties>
    </style:style>
    <style:style style:name="P22" style:family="paragraph" style:parent-style-name="Contents_20_2">
      <style:paragraph-properties>
        <style:tab-stops>
          <style:tab-stop style:position="14.651cm" style:type="right" style:leader-style="dotted" style:leader-text="."/>
        </style:tab-stops>
      </style:paragraph-properties>
    </style:style>
    <style:style style:name="P23" style:family="paragraph" style:parent-style-name="AppendixSection">
      <style:paragraph-properties fo:break-before="page"/>
    </style:style>
    <style:style style:name="P24" style:family="paragraph" style:parent-style-name="List_20_Paragraph" style:list-style-name="L1">
      <style:paragraph-properties fo:text-align="justify" style:justify-single-word="false"/>
      <style:text-properties fo:language="en" fo:country="US"/>
    </style:style>
    <style:style style:name="P25" style:family="paragraph" style:parent-style-name="List_20_Paragraph" style:list-style-name="WWNum3"/>
    <style:style style:name="P26" style:family="paragraph" style:parent-style-name="List_20_Paragraph" style:list-style-name="L2">
      <style:paragraph-properties fo:text-align="justify" style:justify-single-word="false"/>
      <style:text-properties fo:font-weight="normal" style:font-weight-asian="normal" style:font-weight-complex="normal"/>
    </style:style>
    <style:style style:name="P27" style:family="paragraph" style:parent-style-name="List_20_Paragraph" style:list-style-name="L3">
      <style:paragraph-properties fo:margin-top="0cm" fo:margin-bottom="0.212cm" fo:text-align="justify" style:justify-single-word="false"/>
      <style:text-properties fo:language="en" fo:country="US"/>
    </style:style>
    <style:style style:name="P28" style:family="paragraph" style:parent-style-name="List_20_Paragraph" style:list-style-name="L2">
      <style:paragraph-properties fo:margin-top="0cm" fo:margin-bottom="0.212cm" fo:text-align="justify" style:justify-single-word="false"/>
      <style:text-properties fo:font-weight="normal" style:font-weight-asian="normal" style:font-weight-complex="normal"/>
    </style:style>
    <style:style style:name="P29" style:family="paragraph" style:parent-style-name="List_20_Paragraph" style:list-style-name="WWNum3">
      <style:paragraph-properties fo:margin-left="0cm" fo:margin-right="0cm" fo:text-indent="0cm" style:auto-text-indent="false"/>
    </style:style>
    <style:style style:name="P30" style:family="paragraph" style:parent-style-name="Heading_20_1">
      <style:paragraph-properties fo:break-before="page"/>
    </style:style>
    <style:style style:name="P31" style:family="paragraph" style:parent-style-name="Heading_20_1" style:list-style-name="">
      <style:paragraph-properties fo:margin-left="0.635cm" fo:margin-right="0cm" fo:text-indent="0cm" style:auto-text-indent="false" fo:break-before="page"/>
    </style:style>
    <style:style style:name="P32" style:family="paragraph" style:parent-style-name="Heading_20_2">
      <style:paragraph-properties fo:text-align="justify" style:justify-single-word="false"/>
    </style:style>
    <style:style style:name="P33" style:family="paragraph" style:parent-style-name="Standard" style:master-page-name="First_20_Pag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P2"/>
      <text:p text:style-name="P2"/>
      <text:p text:style-name="P12">FIXME – the name of your project</text:p>
      <text:p text:style-name="Standard"/>
      <text:p text:style-name="Standard"/>
      <text:p text:style-name="P4">Final Report for <office:annotation office:name="__Annotation__5_1409587199"><dc:creator>Neil Taylor</dc:creator><dc:date>2014-04-04T12:25:00</dc:date><textooo:sender-initials>NT</textooo:sender-initials><text:p>Change this for your module.</text:p></office:annotation>CS39440 Major Project<office:annotation-end office:name="__Annotation__5_1409587199"/></text:p>
      <text:p text:style-name="P4"/>
      <text:p text:style-name="P4"><text:span text:style-name="T6">Author</text:span>: Your Name (<text:a xlink:type="simple" xlink:href="mailto:yourid@aber.ac.uk" text:style-name="Internet_20_link" text:visited-style-name="Visited_20_Internet_20_Link">yourid@aber.ac.uk</text:a>)</text:p>
      <text:p text:style-name="P4"><text:span text:style-name="T6">Supervisor</text:span>: Dr./Prof. My Supervisor (supervisorid@aber.ac.uk)</text:p>
      <text:p text:style-name="P4"/>
      <text:p text:style-name="P4">26<text:span text:style-name="T7">th</text:span> April 2017</text:p>
      <text:p text:style-name="P4"/>
      <text:p text:style-name="P4">Version 1.0 (Draft)</text:p>
      <text:p text:style-name="P4"/>
      <text:p text:style-name="P4"/>
      <text:p text:style-name="P4"/>
      <text:p text:style-name="P4"/>
      <text:p text:style-name="P4">This report is submitted as partial fulfilment of a <office:annotation office:name="__Annotation__30_1409587199"><dc:creator>Neil Taylor</dc:creator><dc:date>2014-04-04T12:25:00</dc:date><textooo:sender-initials>NT</textooo:sender-initials><text:p>Change as appropriate. </text:p></office:annotation>BSc<office:annotation-end office:name="__Annotation__30_1409587199"/> degree in<text:line-break/><office:annotation office:name="__Annotation__36_1409587199"><dc:creator>Neil Taylor</dc:creator><dc:date>2014-04-04T12:25:00</dc:date><textooo:sender-initials>NT</textooo:sender-initials><text:p>Change as appropriate.</text:p></office:annotation>Computer Science <office:annotation-end office:name="__Annotation__36_1409587199"/>(<office:annotation office:name="__Annotation__41_1409587199"><dc:creator>Neil Taylor</dc:creator><dc:date>2014-04-04T12:25:00</dc:date><textooo:sender-initials>NT</textooo:sender-initials><text:p>Change as appropriate.</text:p></office:annotation>G400<office:annotation-end office:name="__Annotation__41_1409587199"/>)</text:p>
      <text:p text:style-name="P4"/>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17">Declaration of originality</text:p>
      <text:p text:style-name="Standard"/>
      <text:p text:style-name="P2">I confirm that:<text:line-break/></text:p>
      <text:list xml:id="list7008839042297202392" text:style-name="L1">
        <text:list-item>
          <text:p text:style-name="P24">This submission is my own work, except where clearly indicated. </text:p>
          <text:p text:style-name="P24"/>
        </text:list-item>
        <text:list-item>
          <text:p text:style-name="P24">I understand that there are severe penalties for Unacceptable Academic Practice, which can lead to loss of marks or even the withholding of a degree. </text:p>
          <text:p text:style-name="P24"/>
        </text:list-item>
        <text:list-item>
          <text:p text:style-name="P24">I have read the regulations on Unacceptable Academic Practice from the University’s Academic Quality and Records Office (AQRO) and the relevant sections of the current Student Handbook of the Department of Computer Science. </text:p>
          <text:p text:style-name="P24"/>
        </text:list-item>
        <text:list-item>
          <text:p text:style-name="P24">In submitting this work I understand and agree to abide by the University’s regulations governing these issues.</text:p>
        </text:list-item>
      </text:list>
      <text:p text:style-name="P2"/>
      <text:p text:style-name="P2"/>
      <text:p text:style-name="P2">Name <text:s text:c="2"/>…………………………………………</text:p>
      <text:p text:style-name="Standard"/>
      <text:p text:style-name="Standard">Date ……………………………………………</text:p>
      <text:p text:style-name="Standard"/>
      <text:p text:style-name="Standard"/>
      <text:p text:style-name="Standard"/>
      <text:p text:style-name="Standard"/>
      <text:p text:style-name="P6">Consent to share this work</text:p>
      <text:p text:style-name="P5"/>
      <text:p text:style-name="P3">By including my name below, I hereby agree to this dissertation being made available to other students and academic staff of the Aberystwyth Computer Science Department.</text:p>
      <text:p text:style-name="P3"/>
      <text:p text:style-name="P2"/>
      <text:p text:style-name="P2">Name <text:s text:c="2"/>…………………………………………</text:p>
      <text:p text:style-name="Standard"/>
      <text:p text:style-name="Standard">Date ……………………………………………</text:p>
      <text:p text:style-name="Standard"/>
      <text:p text:style-name="P6"/>
      <text:p text:style-name="P18">Acknowledgements</text:p>
      <text:p text:style-name="Standard"/>
      <text:p text:style-name="P5">I am grateful to…</text:p>
      <text:p text:style-name="P5"/>
      <text:p text:style-name="P5">I’d like to thank…</text:p>
      <text:p text:style-name="P8"/>
      <text:p text:style-name="P18">Abstract</text:p>
      <text:p text:style-name="Standard"/>
      <text:p text:style-name="P3">Include an abstract for your project. This should be no more than 300 words.</text:p>
      <text:p text:style-name="P15"/>
      <text:p text:style-name="P13">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Background, Analysis &amp; Process<text:tab/>6</text:p>
          <text:p text:style-name="P22">1.1.Background <text:tab/>6</text:p>
          <text:p text:style-name="P22">1.2.Analysis <text:tab/>6</text:p>
          <text:p text:style-name="P22">1.3.Research Method <text:tab/>6</text:p>
          <text:p text:style-name="P21">2.Experiment Methods<text:tab/>7</text:p>
          <text:p text:style-name="P21">3.Chapter 3: Software Design, Implementation and Testing<text:tab/>8</text:p>
          <text:p text:style-name="P22">3.1.Design<text:tab/>8</text:p>
          <text:p text:style-name="P20">3.1.1.Overall Architecture<text:tab/>9</text:p>
          <text:p text:style-name="P20">3.1.2.User Interface<text:tab/>9</text:p>
          <text:p text:style-name="P20">3.1.3.Other relevant sections<text:tab/>9</text:p>
          <text:p text:style-name="P22">3.2.Implementation<text:tab/>9</text:p>
          <text:p text:style-name="P22">3.3.Testing<text:tab/>9</text:p>
          <text:p text:style-name="P20">3.3.1.Overall Approach to Testing<text:tab/>9</text:p>
          <text:p text:style-name="P20">3.3.2.Automated Testing <text:tab/>10</text:p>
          <text:p text:style-name="P20">3.3.3.Integration Testing <text:tab/>10</text:p>
          <text:p text:style-name="P20">3.3.4.User Testing<text:tab/>10</text:p>
          <text:p text:style-name="P21">4.Results and Conclusions<text:tab/>11</text:p>
          <text:p text:style-name="P21">5.Critical Evaluation<text:tab/>12</text:p>
          <text:p text:style-name="P21">6.Appendices<text:tab/>13</text:p>
          <text:p text:style-name="P22">6.1.Third-Party Code and Libraries<text:tab/>13</text:p>
          <text:p text:style-name="P22">6.2.Ethics Submission<text:tab/>14</text:p>
          <text:p text:style-name="P22">6.3.Code Examples<text:tab/>15</text:p>
          <text:p text:style-name="P21">7.Annotated Bibliography<text:tab/>16</text:p>
        </text:index-body>
      </text:table-of-content>
      <text:p text:style-name="P14"/>
      <text:p text:style-name="Standard"/>
      <text:list xml:id="list5801241507661976610" text:style-name="Outline">
        <text:list-item>
          <text:h text:style-name="P30" text:outline-level="1"><text:bookmark-start text:name="_Toc476088439"/><text:bookmark-start text:name="_Toc222978592"/><text:bookmark-start text:name="_Toc192777705"/>Background, Analysis &amp; <text:bookmark-end text:name="_Toc222978592"/><text:bookmark-end text:name="_Toc192777705"/>Process<text:bookmark-end text:name="_Toc476088439"/></text:h>
        </text:list-item>
      </text:list>
      <text:p text:style-name="P5">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5"/>
      <text:p text:style-name="P7">Notes: </text:p>
      <text:list xml:id="list6251718889181706338" text:style-name="L2">
        <text:list-item>
          <text:p text:style-name="P28">All of the sections and text in this example are for illustration purposes. The main Chapters are a good starting point, but the content and actual sections that you include are likely to be different.</text:p>
        </text:list-item>
        <text:list-item>
          <text:p text:style-name="P26">Look at the document on the MMP: Final Report and Technical Work <text:bookmark-ref text:reference-format="number" text:ref-name="__RefNumPara__828_412060214">[7]</text:bookmark-ref> for additional guidance. </text:p>
        </text:list-item>
      </text:list>
      <text:list xml:id="list1998269519" text:continue-list="list5801241507661976610" text:style-name="Outline">
        <text:list-item>
          <text:list>
            <text:list-item>
              <text:h text:style-name="P32" text:outline-level="2"><text:bookmark-start text:name="_Toc476088440"/>Background<text:bookmark-end text:name="_Toc476088440"/> </text:h>
            </text:list-item>
          </text:list>
        </text:list-item>
      </text:list>
      <text:p text:style-name="P5">What was your background preparation for the project? What similar systems or research techniques did you assess? What was your motivation and interest in this project? </text:p>
      <text:list xml:id="list2049130861" text:continue-numbering="true" text:style-name="Outline">
        <text:list-item>
          <text:list>
            <text:list-item>
              <text:h text:style-name="P32" text:outline-level="2"><text:bookmark-start text:name="_Toc476088441"/>Analysis<text:bookmark-end text:name="_Toc476088441"/> </text:h>
            </text:list-item>
          </text:list>
        </text:list-item>
      </text:list>
      <text:p text:style-name="P5">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P5"/>
      <text:p text:style-name="P5">There should be a clear statement of the research questions, which you will evaluate at the end of the work. </text:p>
      <text:p text:style-name="P5"/>
      <text:p text:style-name="P3">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3"/>
      <text:p text:style-name="P3">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list xml:id="list2177214349" text:continue-numbering="true" text:style-name="Outline">
        <text:list-item>
          <text:list>
            <text:list-item>
              <text:h text:style-name="P32" text:outline-level="2"><text:bookmark-start text:name="_Toc476088442"/>Research Method<text:bookmark-end text:name="_Toc476088442"/> </text:h>
            </text:list-item>
          </text:list>
        </text:list-item>
      </text:list>
      <text:p text:style-name="P3">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3"/>
      <text:p text:style-name="P3">For the research-oriented projects, there needs to be a suitable process for the construction of the software elements that support your work.</text:p>
      <text:p text:style-name="P2"/>
      <text:p text:style-name="Standard"/>
      <text:p text:style-name="P9"/>
      <text:list xml:id="list950299224" text:continue-numbering="true" text:style-name="Outline">
        <text:list-item>
          <text:h text:style-name="P30" text:outline-level="1"><text:bookmark-end text:name="_Toc192777706"/><text:bookmark-start text:name="_Toc476088443"/>Experiment Methods<text:bookmark-end text:name="_Toc476088443"/></text:h>
        </text:list-item>
      </text:list>
      <text:p text:style-name="P3">This section should discuss the overall hypothesis being tested and justify the approach selected in the context of the research area. <text:s/>Describe the experiment design that has been selected and how measurements and comparisons of results are to be made. </text:p>
      <text:p text:style-name="P3"/>
      <text:p text:style-name="P3">You should concentrate on the more important aspects of the method. Present an overview before going into detail. As well as describing the methods adopted, discuss other approaches that were considered. You might also discuss areas that you had to revise after some investigation. </text:p>
      <text:p text:style-name="P3"/>
      <text:p text:style-name="P3">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 </text:p>
      <text:p text:style-name="P5"/>
      <text:p text:style-name="P5"><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5"/>
      <text:p text:style-name="Standard"/>
      <text:h text:style-name="P31" text:outline-level="1"/>
      <text:list xml:id="list325771843" text:continue-numbering="true" text:style-name="Outline">
        <text:list-item>
          <text:h text:style-name="Heading_20_1" text:outline-level="1"><text:bookmark-start text:name="_Toc476088444"/>Chapter 3: Software Design, Implementation and Testing<text:bookmark-end text:name="_Toc476088444"/></text:h>
        </text:list-item>
      </text:list>
      <text:p text:style-name="P5">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
      <text:p text:style-name="P5">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
      <text:list xml:id="list794145912" text:continue-numbering="true" text:style-name="Outline">
        <text:list-item>
          <text:list>
            <text:list-item>
              <text:h text:style-name="Heading_20_2" text:outline-level="2"><text:bookmark-start text:name="_Toc476088445"/>Design<text:bookmark-end text:name="_Toc476088445"/></text:h>
            </text:list-item>
          </text:list>
        </text:list-item>
      </text:list>
      <text:p text:style-name="P5"/>
      <text:p text:style-name="P5"/>
      <text:p text:style-name="P5">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
      <text:p text:style-name="Standard">The design should describe what you expected to do, and might also explain areas that you had to revise after some investigation.</text:p>
      <text:p text:style-name="Standard"/>
      <text:p text:style-name="P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Standard"/>
      <text:p text:style-name="P5">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
      <text:p text:style-name="P5">You should also identify any support tools that you used. You should discuss your choice of implementation tools - programming language, compilers, database management system, program development environment, etc.</text:p>
      <text:p text:style-name="P5"/>
      <text:p text:style-name="P5">Some example sub-sections may be as follows, but the specific sections are for you to define.</text:p>
      <text:p text:style-name="P5"/>
      <text:list xml:id="list82073693" text:continue-numbering="true" text:style-name="Outline">
        <text:list-item>
          <text:list>
            <text:list-item>
              <text:list>
                <text:list-item>
                  <text:h text:style-name="Heading_20_3" text:outline-level="3"><text:bookmark-start text:name="_Toc476088446"/><text:soft-page-break/>Overall Architecture<text:bookmark-end text:name="_Toc476088446"/></text:h>
                  <text:list>
                    <text:list-item>
                      <text:h text:style-name="Heading_20_4" text:outline-level="4">Some detailed design</text:h>
                    </text:list-item>
                    <text:list-item>
                      <text:h text:style-name="Heading_20_4" text:outline-level="4">Even more design</text:h>
                    </text:list-item>
                  </text:list>
                </text:list-item>
                <text:list-item>
                  <text:h text:style-name="Heading_20_3" text:outline-level="3"><text:bookmark-start text:name="_Toc476088447"/>User Interface<text:bookmark-end text:name="_Toc476088447"/></text:h>
                </text:list-item>
                <text:list-item>
                  <text:h text:style-name="Heading_20_3" text:outline-level="3"><text:bookmark-start text:name="_Toc476088448"/>Other relevant sections<text:bookmark-end text:name="_Toc476088448"/></text:h>
                </text:list-item>
              </text:list>
            </text:list-item>
          </text:list>
        </text:list-item>
      </text:list>
      <text:p text:style-name="Standard"/>
      <text:list xml:id="list210653691" text:continue-numbering="true" text:style-name="Outline">
        <text:list-item>
          <text:list>
            <text:list-item>
              <text:h text:style-name="Heading_20_2" text:outline-level="2"><text:bookmark-start text:name="_Toc476088449"/>Implementation<text:bookmark-end text:name="_Toc476088449"/></text:h>
            </text:list-item>
          </text:list>
        </text:list-item>
      </text:list>
      <text:p text:style-name="Standard"/>
      <text:p text:style-name="P5">This section should discuss issues you encountered as you tried to implement your experiments. What were the results of running the experiments? What conclusions can you draw from these results?</text:p>
      <text:p text:style-name="Standard"/>
      <text:p text:style-name="P5">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Standard"/>
      <text:p text:style-name="P5">It is more likely that things were more complex than you first thought. In particular, were there any problems or difficulties that you found during implementation that you had to address? Did such problems simply delay you or were they more significant?</text:p>
      <text:p text:style-name="P5"/>
      <text:p text:style-name="P5">If you had multiple experiments to run, it may be sensible to discuss each experiment in separate sections.</text:p>
      <text:p text:style-name="P5"/>
      <text:list xml:id="list886131195" text:continue-numbering="true" text:style-name="Outline">
        <text:list-item>
          <text:list>
            <text:list-item>
              <text:h text:style-name="Heading_20_2" text:outline-level="2"><text:bookmark-start text:name="_Toc476088450"/>Testing<text:bookmark-end text:name="_Toc476088450"/></text:h>
            </text:list-item>
          </text:list>
        </text:list-item>
      </text:list>
      <text:p text:style-name="Standard">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
      <text:p text:style-name="P5">Provide information in the body of your report and the appendix to explain the testing that has been performed. How does this testing address the requirements and design for the project?</text:p>
      <text:p text:style-name="P5"/>
      <text:p text:style-name="P5">How comprehensive is the testing within the constraints of the project? Are you testing the normal working behaviour? Are you testing the exceptional behaviour, e.g. error conditions? Are you testing security issues if they are relevant for your project?</text:p>
      <text:p text:style-name="P5"/>
      <text:p text:style-name="P5">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
      <text:p text:style-name="P5">The following sections indicate some areas you might include. Other sections may be more appropriate to your project.</text:p>
      <text:p text:style-name="P5"/>
      <text:list xml:id="list2037982881" text:continue-numbering="true" text:style-name="Outline">
        <text:list-item>
          <text:list>
            <text:list-item>
              <text:list>
                <text:list-item>
                  <text:h text:style-name="Heading_20_3" text:outline-level="3"><text:bookmark-start text:name="_Toc476088451"/>Overall Approach to Testing<text:bookmark-end text:name="_Toc476088451"/></text:h>
                </text:list-item>
              </text:list>
            </text:list-item>
          </text:list>
        </text:list-item>
      </text:list>
      <text:p text:style-name="P5"/>
      <text:list xml:id="list1644191778" text:continue-numbering="true" text:style-name="Outline">
        <text:list-item>
          <text:list>
            <text:list-item>
              <text:list>
                <text:list-item>
                  <text:h text:style-name="Heading_20_3" text:outline-level="3"><text:bookmark-start text:name="_Toc476088452"/><text:soft-page-break/>Automated Testing<text:bookmark-end text:name="_Toc476088452"/> </text:h>
                </text:list-item>
              </text:list>
            </text:list-item>
          </text:list>
        </text:list-item>
      </text:list>
      <text:p text:style-name="P5"/>
      <text:list xml:id="list1741723711" text:continue-numbering="true" text:style-name="Outline">
        <text:list-item>
          <text:list>
            <text:list-item>
              <text:list>
                <text:list-item>
                  <text:list>
                    <text:list-item>
                      <text:h text:style-name="Heading_20_4" text:outline-level="4">Unit Tests</text:h>
                    </text:list-item>
                  </text:list>
                </text:list-item>
              </text:list>
            </text:list-item>
          </text:list>
        </text:list-item>
      </text:list>
      <text:p text:style-name="P5"/>
      <text:list xml:id="list283415334" text:continue-numbering="true" text:style-name="Outline">
        <text:list-item>
          <text:list>
            <text:list-item>
              <text:list>
                <text:list-item>
                  <text:list>
                    <text:list-item>
                      <text:h text:style-name="Heading_20_4" text:outline-level="4">User Interface Testing</text:h>
                    </text:list-item>
                  </text:list>
                </text:list-item>
              </text:list>
            </text:list-item>
          </text:list>
        </text:list-item>
      </text:list>
      <text:p text:style-name="P5"/>
      <text:list xml:id="list1872869953" text:continue-numbering="true" text:style-name="Outline">
        <text:list-item>
          <text:list>
            <text:list-item>
              <text:list>
                <text:list-item>
                  <text:list>
                    <text:list-item>
                      <text:h text:style-name="Heading_20_4" text:outline-level="4">Stress Testing</text:h>
                    </text:list-item>
                  </text:list>
                </text:list-item>
              </text:list>
            </text:list-item>
          </text:list>
        </text:list-item>
      </text:list>
      <text:p text:style-name="P5"/>
      <text:list xml:id="list1140082806" text:continue-numbering="true" text:style-name="Outline">
        <text:list-item>
          <text:list>
            <text:list-item>
              <text:list>
                <text:list-item>
                  <text:list>
                    <text:list-item>
                      <text:h text:style-name="Heading_20_4" text:outline-level="4">Other types of Testing</text:h>
                    </text:list-item>
                  </text:list>
                </text:list-item>
              </text:list>
            </text:list-item>
          </text:list>
        </text:list-item>
      </text:list>
      <text:p text:style-name="P5"/>
      <text:list xml:id="list1005218722" text:continue-numbering="true" text:style-name="Outline">
        <text:list-item>
          <text:list>
            <text:list-item>
              <text:list>
                <text:list-item>
                  <text:h text:style-name="Heading_20_3" text:outline-level="3"><text:bookmark-start text:name="_Toc476088453"/>Integration Testing<text:bookmark-end text:name="_Toc476088453"/> </text:h>
                </text:list-item>
              </text:list>
            </text:list-item>
          </text:list>
        </text:list-item>
      </text:list>
      <text:p text:style-name="P5"/>
      <text:list xml:id="list2087290166" text:continue-numbering="true" text:style-name="Outline">
        <text:list-item>
          <text:list>
            <text:list-item>
              <text:list>
                <text:list-item>
                  <text:h text:style-name="Heading_20_3" text:outline-level="3"><text:bookmark-start text:name="_Toc476088454"/>User Testing<text:bookmark-end text:name="_Toc476088454"/></text:h>
                </text:list-item>
              </text:list>
            </text:list-item>
          </text:list>
        </text:list-item>
      </text:list>
      <text:p text:style-name="P5"/>
      <text:p text:style-name="P5"/>
      <text:p text:style-name="Standard"/>
      <text:p text:style-name="P16"/>
      <text:list xml:id="list1423043031" text:continue-numbering="true" text:style-name="Outline">
        <text:list-item>
          <text:h text:style-name="Heading_20_1" text:outline-level="1"><text:bookmark-end text:name="_Toc192777708"/><text:bookmark-start text:name="_Toc476088455"/>Results and Conclusions<text:bookmark-end text:name="_Toc476088455"/></text:h>
        </text:list-item>
      </text:list>
      <text:p text:style-name="P3">This section should discuss issues you encountered as you tried to implement your experiments. What were the results of running the experiments? What conclusions can you draw from these results? </text:p>
      <text:p text:style-name="P3"/>
      <text:p text:style-name="P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
      <text:p text:style-name="P3">It is more likely that things were more complex than you first thought. In particular, were there any problems or difficulties that you found during implementation that you had to address? Did such problems simply delay you or were they more significant? </text:p>
      <text:p text:style-name="P3"/>
      <text:p text:style-name="P3">If you had multiple experiments to run, it may be sensible to discuss each experiment in separate sections. </text:p>
      <text:p text:style-name="P2"/>
      <text:p text:style-name="P15"><text:bookmark-start text:name="_Toc192777716"/></text:p>
      <text:list xml:id="list41442192" text:continue-numbering="true" text:style-name="Outline">
        <text:list-item>
          <text:h text:style-name="Heading_20_1" text:outline-level="1"><text:bookmark-start text:name="_Toc476088456"/><text:bookmark-start text:name="_Toc222978612"/>Critical Evaluation<text:bookmark-end text:name="_Toc192777716"/><text:bookmark-end text:name="_Toc476088456"/><text:bookmark-end text:name="_Toc222978612"/></text:h>
        </text:list-item>
      </text:list>
      <text:p text:style-name="P3">Examiners expect to find in your dissertation a section addressing such questions as:</text:p>
      <text:p text:style-name="P3"/>
      <text:list xml:id="list4796299583295461175" text:style-name="L3">
        <text:list-item>
          <text:list>
            <text:list-item>
              <text:list>
                <text:list-item>
                  <text:list>
                    <text:list-item>
                      <text:p text:style-name="P27">Were the requirements correctly identified?</text:p>
                    </text:list-item>
                    <text:list-item>
                      <text:p text:style-name="P27">Were the design decisions correct?</text:p>
                    </text:list-item>
                    <text:list-item>
                      <text:p text:style-name="P27">Could a more suitable set of tools have been chosen?</text:p>
                    </text:list-item>
                    <text:list-item>
                      <text:p text:style-name="P27">How well did the software meet the needs of those who were expecting to use it? </text:p>
                    </text:list-item>
                    <text:list-item>
                      <text:p text:style-name="P27">How well were any other project aims achieved? </text:p>
                    </text:list-item>
                    <text:list-item>
                      <text:p text:style-name="P27">If you were starting again, what would you do differently?</text:p>
                    </text:list-item>
                  </text:list>
                </text:list-item>
              </text:list>
            </text:list-item>
          </text:list>
        </text:list-item>
      </text:list>
      <text:p text:style-name="P3"/>
      <text:p text:style-name="P2">Other questions can be addressed as appropriate for a project.</text:p>
      <text:p text:style-name="P3"/>
      <text:p text:style-name="P3">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3"/>
      <text:p text:style-name="P3">There will be good things and room for improvement with any project. As you write this section, identify and discuss the parts of the work that went well and also consider ways in which the work could be improved. </text:p>
      <text:p text:style-name="P3"/>
      <text:p text:style-name="P2">In the latter stages of the module, we will discuss the evaluation. That will probably be around week 9, although that differs each year.</text:p>
      <text:p text:style-name="Standard"/>
      <text:p text:style-name="P9"><text:bookmark-start text:name="_Toc192777717"/></text:p>
      <text:list xml:id="list216816130" text:continue-list="list41442192" text:style-name="Outline">
        <text:list-item>
          <text:h text:style-name="P30" text:outline-level="1"><text:bookmark-start text:name="_Toc476088457"/><text:bookmark-start text:name="_Toc222978613"/>Appendices<text:bookmark-end text:name="_Toc192777717"/><text:bookmark-end text:name="_Toc476088457"/><text:bookmark-end text:name="_Toc222978613"/></text:h>
        </text:list-item>
      </text:list>
      <text:p text:style-name="P5">The appendices are for additional content that is useful to support the discussion in the report. It is material that is not necessarily needed in the body of the report, but its inclusion in the appendices makes it easy to access.</text:p>
      <text:p text:style-name="P5"/>
      <text:p text:style-name="P5">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
      <text:p text:style-name="P5">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
      <text:p text:style-name="P5">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
      <text:list xml:id="list1379028412" text:continue-numbering="true" text:style-name="Outline">
        <text:list-item>
          <text:list>
            <text:list-item>
              <text:h text:style-name="AppendixSection" text:outline-level="2"><text:bookmark-start text:name="_Toc476088458"/><text:bookmark-start text:name="_Toc222978614"/>Third-Party Code and Libraries<text:bookmark-end text:name="_Toc476088458"/><text:bookmark-end text:name="_Toc222978614"/></text:h>
            </text:list-item>
          </text:list>
        </text:list-item>
      </text:list>
      <text:p text:style-name="P5">If you have made use of any third party code or software libraries, i.e. any code that you have not designed and written yourself, then you must include this appendix. </text:p>
      <text:p text:style-name="P5"/>
      <text:p text:style-name="P5">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 </text:p>
      <text:p text:style-name="P5"/>
      <text:p text:style-name="P5">Therefore, you need to clearly state what you have used and where the original material can be found. Also, if you have made any changes to the original versions, you must explain what you have changed. </text:p>
      <text:p text:style-name="P5"/>
      <text:p text:style-name="P5">As an example, you might include a definition such as: </text:p>
      <text:p text:style-name="P5"/>
      <text:p text:style-name="P5"><text:span text:style-name="T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number-all-superior" text:ref-name="__RefNumPara__3153_1409587199">[5]</text:bookmark-ref>. The library is released using the Apache License <text:bookmark-ref text:reference-format="number-all-superior" text:ref-name="__RefNumPara__3155_1409587199">[6]</text:bookmark-ref>. This library was used without modification. </text:p>
      <text:p text:style-name="P5"/>
      <text:p text:style-name="Standard"/>
      <text:p text:style-name="Standard"/>
      <text:p text:style-name="Standard"/>
      <text:p text:style-name="P10"/>
      <text:list xml:id="list1169598874" text:continue-numbering="true" text:style-name="Outline">
        <text:list-item>
          <text:list>
            <text:list-item>
              <text:h text:style-name="P23" text:outline-level="2"><text:bookmark-start text:name="_Toc222978615"/><text:bookmark-start text:name="_Toc476088459"/><text:bookmark-start text:name="_Toc444866627"/>Ethics Submission<text:bookmark-end text:name="_Toc476088459"/><text:bookmark-end text:name="_Toc444866627"/></text:h>
            </text:list-item>
          </text:list>
        </text:list-item>
      </text:list>
      <text:p text:style-name="Standard">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11"/>
      <text:list xml:id="list1013051141" text:continue-numbering="true" text:style-name="Outline">
        <text:list-item>
          <text:list>
            <text:list-item>
              <text:h text:style-name="P23" text:outline-level="2"><text:bookmark-start text:name="_Toc476088460"/>Code Examples<text:bookmark-end text:name="_Toc222978615"/><text:bookmark-end text:name="_Toc476088460"/></text:h>
            </text:list-item>
          </text:list>
        </text:list-item>
      </text:list>
      <text:p text:style-name="P5"/>
      <text:p text:style-name="P5">This is an example appendix. Include as many appendices as you need. The appendices do not count towards the overall word count for the report. </text:p>
      <text:p text:style-name="Standard"/>
      <text:p text:style-name="P5">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Standard"/>
      <text:p text:style-name="Standard">As a general guide, if you are discussing short extracts of code then you are advised to include such code in the body of the report. If there is a longer extract that is relevant, then you might include it as shown in the following section.</text:p>
      <text:p text:style-name="Standard"/>
      <text:p text:style-name="Standard">Only include code in the appendix if that code is discussed and referred to in the body of the report.</text:p>
      <text:p text:style-name="Standard"/>
      <text:p text:style-name="P6">Random Number Generator</text:p>
      <text:p text:style-name="Standard">The Bayes Durham Shuffle ensures that the pseudo random numbers used in the simulation are further shuffled, ensuring minimal correlation between subsequent random outputs.</text:p>
      <text:p text:style-name="Standard"/>
      <text:p text:style-name="Standard">// Some example code here…</text:p>
      <text:p text:style-name="Standard"/>
      <text:p text:style-name="P15"><text:bookmark-start text:name="_Toc192777719"/></text:p>
      <text:list xml:id="list582770185" text:continue-numbering="true" text:style-name="Outline">
        <text:list-item>
          <text:h text:style-name="Heading_20_1" text:outline-level="1"><text:bookmark-start text:name="_Toc476088461"/><text:bookmark-start text:name="_Toc222978616"/>Annotated Bibliography<text:bookmark-end text:name="_Toc192777719"/><text:bookmark-end text:name="_Toc476088461"/><text:bookmark-end text:name="_Toc222978616"/></text:h>
        </text:list-item>
      </text:list>
      <text:p text:style-name="P5">This final section should list all relevant resources that you have consulted in researching your project. Each reference should also include a brief annotation. </text:p>
      <text:p text:style-name="Standard"/>
      <text:list xml:id="list9168053879008524368" text:style-name="WWNum3">
        <text:list-item>
          <text:p text:style-name="P25"><text:bookmark-start text:name="_Ref180721199"/><text:span text:style-name="T1">Sylvia Duckworth. A picture of a kitten at Hellifield Peel. </text:span><text:a xlink:type="simple" xlink:href="http://www.geograph.org.uk/photo/640959" text:style-name="Internet_20_link" text:visited-style-name="Visited_20_Internet_20_Link">http://www.geograph.org.uk/photo/640959</text:a><text:span text:style-name="T1">,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25"><text:span text:style-name="T1">Mark Neal, Jan Feyereisl, Rosario Rascun</text:span>à,<text:span text:style-name="T1"> and Xiaolei Wang. Don’t touch me, I’m fine: Robot autonomy using an artificial innate immune system. In </text:span><text:span text:style-name="T2">Proceedings of the 5th International Conference on Artificial Immune Systems</text:span><text:span text:style-name="T1">, pages 349–361. Springer, 2006.</text:span><text:bookmark-end text:name="_Ref180721199"/> <text:s/><text:line-break/><text:line-break/>This paper…<text:line-break/></text:p>
        </text:list-item>
        <text:list-item>
          <text:p text:style-name="P25"><text:bookmark-start text:name="_Ref180721201"/><text:span text:style-name="T1">W.H. Press et al. </text:span><text:span text:style-name="T2">Numerical recipes in C</text:span><text:span text:style-name="T1">. Cambridge University Press Cambridge, 1992.</text:span><text:bookmark-end text:name="_Ref180721201"/><text:span text:style-name="T1"><text:line-break/><text:line-break/>This is my annotation. I can add in comments that are in </text:span><text:span text:style-name="T4">bold</text:span><text:span text:style-name="T1"> and </text:span><text:span text:style-name="T2">italics</text:span><text:span text:style-name="T3"> </text:span><text:span text:style-name="T1">and then further content. <text:line-break/></text:span></text:p>
        </text:list-item>
        <text:list-item>
          <text:p text:style-name="P25"><text:bookmark-start text:name="_Ref180722753"/><text:span text:style-name="T1">Various. Fail blog. </text:span><text:a xlink:type="simple" xlink:href="http://www.failblog.org/" text:style-name="Internet_20_link" text:visited-style-name="Visited_20_Internet_20_Link">http://www.failblog.org/</text:a><text:span text:style-name="T1">, August 2011. Accessed August 2011.</text:span><text:bookmark-end text:name="_Ref180722753"/><text:span text:style-name="T1"><text:line-break/><text:line-break/>This is my annotation. I should add in a description here. </text:span></text:p>
        </text:list-item>
      </text:list>
      <text:p text:style-name="P19"/>
      <text:list xml:id="list1575665789" text:continue-numbering="true" text:style-name="WWNum3">
        <text:list-item>
          <text:p text:style-name="P25"><text:bookmark-start text:name="__RefNumPara__3153_1409587199"/><text:bookmark-start text:name="_Ref258235107"/><text:span text:style-name="T1">Apache Software Foundation (2014) “</text:span><text:span text:style-name="T2">Apache POI - the Java API for Microsoft Documents</text:span><text:span text:style-name="T1">” (Online) Available at: </text:span><text:a xlink:type="simple" xlink:href="http://poi.apache.org/" text:style-name="Internet_20_link" text:visited-style-name="Visited_20_Internet_20_Link">http://poi.apache.org</text:a><text:span text:style-name="T1"> Accessed: 14</text:span><text:span text:style-name="T8">th</text:span><text:span text:style-name="T1"> March 2014.</text:span><text:bookmark-end text:name="_Ref258235107"/><text:span text:style-name="T1"> </text:span><text:bookmark-end text:name="__RefNumPara__3153_1409587199"/></text:p>
        </text:list-item>
      </text:list>
      <text:p text:style-name="P2"/>
      <text:list xml:id="list1076661380" text:continue-numbering="true" text:style-name="WWNum3">
        <text:list-item>
          <text:p text:style-name="P25"><text:bookmark-start text:name="__RefNumPara__3155_1409587199"/><text:bookmark-start text:name="_Ref258235124"/><text:span text:style-name="T1">Apache Software Foundation (2004) “Apache License, Version 2.0” (Online) Available at: </text:span><text:a xlink:type="simple" xlink:href="http://www.apache.org/licenses/LICENSE-2.0" text:style-name="Internet_20_link" text:visited-style-name="Visited_20_Internet_20_Link">http://www.apache.org/licenses/LICENSE-2.0</text:a><text:span text:style-name="T1"> Accessed: 14th March 2014.</text:span><text:bookmark-end text:name="_Ref258235124"/><text:span text:style-name="T1"> </text:span><text:bookmark-end text:name="__RefNumPara__3155_1409587199"/></text:p>
          <text:p text:style-name="P29"><text:span text:style-name="T1"/></text:p>
        </text:list-item>
        <text:list-item>
          <text:p text:style-name="P25"><text:bookmark-start text:name="__RefNumPara__828_412060214"/><text:span text:style-name="T1">Neil Taylor, “MMP: Final Report and Technical Work”, 2017 (Online) Available at: </text:span><text:a xlink:type="simple" xlink:href="http://blackboard.aber.ac.uk/" text:style-name="Internet_20_link" text:visited-style-name="Visited_20_Internet_20_Link">http://blackboard.aber.ac.uk/</text:a><text:span text:style-name="T1"> Accessed 26th April 2017. A document that outlines information about the marking guide for the Final Report and Technical Work. This document was referred to as Structure of the Final Report before academic year 2016-2017. This is published in the Assignments folder. If you are logged in to Blackboard, you can access the folder using </text:span><text:a xlink:type="simple" xlink:href="http://jump.aber.ac.uk/?sxxpt" text:style-name="Internet_20_link" text:visited-style-name="Visited_20_Internet_20_Link">http://jump.aber.ac.uk/?sxxpt</text:a><text:span text:style-name="T1">.<text:line-break/></text:span><text:bookmark-end text:name="__RefNumPara__828_4120602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AppleSystemUIFont" svg:font-family=".AppleSystemUIFont"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size="11pt" style:font-size-asian="11pt" style:font-name-complex="Arial3"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Heading_20_3" style:next-style-name="Text_20_body" style:default-outline-level="4" style:list-style-name="Outline" style:class="text">
      <style:paragraph-properties fo:margin-left="1.501cm" fo:margin-right="0cm" fo:text-indent="-1.501cm" style:auto-text-indent="false"/>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text-properties style:font-name="Times" fo:font-size="10pt" style:font-size-asian="10pt" style:language-asian="en" style:country-asian="US"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suffix="." style:num-format="1" text:display-levels="4">
        <style:list-level-properties text:list-level-position-and-space-mode="label-alignment">
          <style:list-level-label-alignment text:label-followed-by="listtab" fo:text-indent="-1.501cm" fo:margin-left="1.50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y Project Title<text:tab/><text:tab/>Your name (userid)</text:p>
      </style:header>
      <style:footer>
        <text:p text:style-name="MP1">Page <text:page-number text:select-page="current">16</text:page-number> of <text:span text:style-name="MT1">16</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meta:editing-cycles>
    <meta:creation-date>2017-04-26T19:43:44</meta:creation-date>
    <meta:editing-duration>PT3M41S</meta:editing-duration>
    <meta:generator>OpenOffice/4.1.1$Unix OpenOffice.org_project/411m6$Build-9775</meta:generator>
    <meta:initial-creator>Neil Taylor</meta:initial-creator>
    <meta:document-statistic meta:table-count="0" meta:image-count="0" meta:object-count="0" meta:page-count="16" meta:paragraph-count="158" meta:word-count="3023" meta:character-count="18540"/>
    <dc:date>2017-04-26T19:47:24</dc:date>
    <dc:creator>Neil Taylor</dc:cre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